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f54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5caff"/>
    </style:style>
    <style:style style:name="T5" style:family="text">
      <style:text-properties fo:color="#c9211e" loext:opacity="100%" officeooo:rsid="0005f541"/>
    </style:style>
    <style:style style:name="T6" style:family="text">
      <style:text-properties fo:color="#111111" loext:opacity="100%"/>
    </style:style>
    <style:style style:name="T7" style:family="text">
      <style:text-properties fo:color="#111111" loext:opacity="100%" officeooo:rsid="0005f541"/>
    </style:style>
    <style:style style:name="T8" style:family="text">
      <style:text-properties officeooo:rsid="0005caff"/>
    </style:style>
    <style:style style:name="T9" style:family="text">
      <style:text-properties officeooo:rsid="0005f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📜 <text:span text:style-name="T1">Java History</text:span></text:p>
      <text:p text:style-name="Preformatted_20_Text"/>
      <text:p text:style-name="Preformatted_20_Text">1)<text:span text:style-name="T3">1991</text:span>: Created by <text:span text:style-name="T3">James Gosling </text:span>and his team at <text:span text:style-name="T3">Sun Microsystems</text:span>.</text:p>
      <text:p text:style-name="Preformatted_20_Text"/>
      <text:p text:style-name="Preformatted_20_Text">2)Originally called Oak (named after a tree outside Gosling’s office).</text:p>
      <text:p text:style-name="Preformatted_20_Text"/>
      <text:p text:style-name="Preformatted_20_Text">3)Later renamed Java (inspired by Java coffee).</text:p>
      <text:p text:style-name="Preformatted_20_Text"/>
      <text:p text:style-name="Preformatted_20_Text">4)Released publicly in <text:span text:style-name="T3">1996.</text:span></text:p>
      <text:p text:style-name="Preformatted_20_Text"/>
      <text:p text:style-name="Preformatted_20_Text">5)Acquired by <text:span text:style-name="T3">Oracle Corporation</text:span> in <text:span text:style-name="T3">2010.</text:span></text:p>
      <text:p text:style-name="Preformatted_20_Text"/>
      <text:p text:style-name="Preformatted_20_Text">6)Now one of the most popular programming languages for <text:span text:style-name="T3">web, desktop, mobile, and enterprise apps.</text:span></text:p>
      <text:p text:style-name="Preformatted_20_Text"/>
      <text:p text:style-name="Preformatted_20_Text"/>
      <text:p text:style-name="Preformatted_20_Text">⭐ <text:span text:style-name="T2">Key Features of Java</text:span></text:p>
      <text:p text:style-name="Preformatted_20_Text"/>
      <text:p text:style-name="Preformatted_20_Text">1)Simple – easy to learn, syntax similar to C/C++.</text:p>
      <text:p text:style-name="Preformatted_20_Text"/>
      <text:p text:style-name="Preformatted_20_Text">2)<text:span text:style-name="T6">Object-Oriented </text:span>– everything is treated as objects (except primitives).</text:p>
      <text:p text:style-name="Preformatted_20_Text"/>
      <text:p text:style-name="Preformatted_20_Text">3)Platform Independent – "Write Once<text:span text:style-name="T8">(java compailer gives </text:span><text:span text:style-name="T4">bytecode</text:span><text:span text:style-name="T8"> which is common from every os like linex,windows...which is </text:span><text:span text:style-name="T4">platform independent</text:span><text:span text:style-name="T8">)</text:span>, Run Anywhere" using the JVM(which run program or app of java in target system ).</text:p>
      <text:p text:style-name="Preformatted_20_Text"/>
      <text:p text:style-name="Preformatted_20_Text"><text:span text:style-name="Strong_20_Emphasis"><text:span text:style-name="Source_20_Text">.java → .class → JVM → CPU/OS</text:span></text:span>, which makes this “runs on JVM, not OS”</text:p>
      <text:p text:style-name="Preformatted_20_Text"/>
      <text:p text:style-name="Preformatted_20_Text"/>
      <text:p text:style-name="Preformatted_20_Text">4)Secure – <text:span text:style-name="T3">no pointers</text:span><text:span text:style-name="T9">(if we add two pointer program will crash)</text:span>, runs in a controlled JVM environment.</text:p>
      <text:p text:style-name="Preformatted_20_Text"/>
      <text:p text:style-name="Preformatted_20_Text">5)Robust – strong memory management<text:span text:style-name="T8">(</text:span><text:span text:style-name="T4">grabage collection</text:span><text:span text:style-name="T8">)</text:span>, <text:span text:style-name="T3">exception handling</text:span>.</text:p>
      <text:p text:style-name="Preformatted_20_Text"/>
      <text:p text:style-name="Preformatted_20_Text">6)Portable – <text:span text:style-name="T3">bytecode</text:span> can run on any system with JVM.</text:p>
      <text:p text:style-name="Preformatted_20_Text"/>
      <text:p text:style-name="Preformatted_20_Text">7)Multithreaded – supports <text:span text:style-name="T3">parallel execution of tasks.</text:span></text:p>
      <text:p text:style-name="Preformatted_20_Text"/>
      <text:p text:style-name="P1">8)Distributed – supports networking and <text:span text:style-name="T3">remote method invocation</text:span> (RMI) <text:s text:c="2"/><text:span text:style-name="T9">(</text:span>you can call a method that runs on a <text:span text:style-name="Strong_20_Emphasis">different machine</text:span> (remote computer) over the network. It feels like calling a <text:span text:style-name="Strong_20_Emphasis">local method</text:span>, but behind the scenes, Java handles the networking, object serialization, and communication<text:span text:style-name="T9">)</text:span>.</text:p>
      <text:p text:style-name="Preformatted_20_Text"/>
      <text:p text:style-name="Preformatted_20_Text">9)High Performance – with Just-In-Time (<text:span text:style-name="T3">JIT</text:span>) compiler.</text:p>
      <text:p text:style-name="Preformatted_20_Text"/>
      <text:p text:style-name="Preformatted_20_Text">10)Dynamic – <text:span text:style-name="T3">classes can be loaded at runtime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1T12:38:51.731201199</dc:date>
    <meta:editing-duration>PT1H5M4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19" meta:character-count="1491" meta:non-whitespace-character-count="1279"/>
  </office:meta>
</office:document-meta>
</file>